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14cm"/>
    </style:style>
    <style:style style:name="co3" style:family="table-column">
      <style:table-column-properties fo:break-before="auto" style:column-width="2.723cm"/>
    </style:style>
    <style:style style:name="co4" style:family="table-column">
      <style:table-column-properties fo:break-before="auto" style:column-width="3.5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athyfightevent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5"/>
          <table:table-cell office:value-type="string" calcext:value-type="string">
            <text:p>Englisch</text:p>
          </table:table-cell>
          <table:table-cell table:number-columns-repeated="5"/>
          <table:table-cell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Zeilennummer 1047: "* K... Kris^1?&amp;* Du gibst sie mir...?/",</text:p>
          </table:table-cell>
          <table:table-cell table:number-columns-repeated="5"/>
          <table:table-cell office:value-type="string" calcext:value-type="string">
            <text:p>Zeilennummer 1047: "* K... Kris^1?&amp;* You're giving it to me...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047: "\\E2* .../",</text:p>
          </table:table-cell>
          <table:table-cell table:number-columns-repeated="5"/>
          <table:table-cell office:value-type="string" calcext:value-type="string">
            <text:p>Zeilennummer 1047: "\\E2* 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047: "\\E7* Nun^1?&amp;* Sehe ich nicht schick aus...?/%",</text:p>
          </table:table-cell>
          <table:table-cell table:number-columns-repeated="5"/>
          <table:table-cell office:value-type="string" calcext:value-type="string">
            <text:p>Zeilennummer 1047: "\\E7* Well^1?&amp;* Does it look pretty...?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047: "\\E8* ... Sehe ich nicht schick aus^1, Susie?/",</text:p>
          </table:table-cell>
          <table:table-cell table:number-columns-repeated="5"/>
          <table:table-cell office:value-type="string" calcext:value-type="string">
            <text:p>Zeilennummer 1047: "\\E8* ... Do I look pretty^1, Susie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047: "* Halt mich daraus./",</text:p>
          </table:table-cell>
          <table:table-cell table:number-columns-repeated="5"/>
          <table:table-cell office:value-type="string" calcext:value-type="string">
            <text:p>Zeilennummer 1047: "* Leave me out of this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047: "* Du hast nicht meine fragen beantwortet~/",</text:p>
          </table:table-cell>
          <table:table-cell table:number-columns-repeated="5"/>
          <table:table-cell office:value-type="string" calcext:value-type="string">
            <text:p>Zeilennummer 1047: "* You didn't answer the question~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047: "* WOHER SOLL ICH DAS WISSEN!^1? LASS MICH IN RUHE!!!/%",</text:p>
          </table:table-cell>
          <table:table-cell table:number-columns-repeated="5"/>
          <table:table-cell office:value-type="string" calcext:value-type="string">
            <text:p>Zeilennummer 1047: "* HOW AM I SUPPOSED TO KNOW!^1? LEAVE ME ALONE!!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047: "* Ho ho ho^1!&amp;* Irgendwie^1, habt ihr das Labyrinth bezwungen!/",</text:p>
          </table:table-cell>
          <table:table-cell table:number-columns-repeated="5"/>
          <table:table-cell office:value-type="string" calcext:value-type="string">
            <text:p>Zeilennummer 1047: "* Ho ho ho^1!&amp;* Somehow^1, you survived the maze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047: "\\E1* Doch bildet euch nicht zu viel ein...!/",</text:p>
          </table:table-cell>
          <table:table-cell table:number-columns-repeated="5"/>
          <table:table-cell office:value-type="string" calcext:value-type="string">
            <text:p>Zeilennummer 1047: "\\E1* But don't count your blessings before they hatch...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047: "\\E2* Mal schauen wie ihr hiermit klarkommt!/%",</text:p>
          </table:table-cell>
          <table:table-cell table:number-columns-repeated="5"/>
          <table:table-cell office:value-type="string" calcext:value-type="string">
            <text:p>Zeilennummer 1047: "\\E2* Let's see how you fare against THIS team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047: "* Hey, warum werdet ihr nicht verhauen?! Ihr seid doch unterlegen!/",</text:p>
          </table:table-cell>
          <table:table-cell table:number-columns-repeated="5"/>
          <table:table-cell office:value-type="string" calcext:value-type="string">
            <text:p>Zeilennummer 1047: "* Hey, why aren't you guys thrashed?! You're totally outnumbered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047: "* Dieses Team besteht nur aus \\cYUNTERSTÜTZER FEINDEN\\. /",</text:p>
          </table:table-cell>
          <table:table-cell table:number-columns-repeated="5"/>
          <table:table-cell office:value-type="string" calcext:value-type="string">
            <text:p>Zeilennummer 1047: "* You made a team purely of SUPPORT ENEMIES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047: "* Ihre Geschosse sind nicht ausbalanciert./",</text:p>
          </table:table-cell>
          <table:table-cell table:number-columns-repeated="5"/>
          <table:table-cell office:value-type="string" calcext:value-type="string">
            <text:p>Zeilennummer 1047: "* Their bullet patterns aren't balanced at all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047: "\\E1* Es ist wie eine Mahlzeit aus dreimal Milch./",</text:p>
          </table:table-cell>
          <table:table-cell table:number-columns-repeated="5"/>
          <table:table-cell office:value-type="string" calcext:value-type="string">
            <text:p>Zeilennummer 1047: "\\E1* It's like a dinner made out of three glasses of milk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047: "* .../",</text:p>
          </table:table-cell>
          <table:table-cell table:number-columns-repeated="5"/>
          <table:table-cell office:value-type="string" calcext:value-type="string">
            <text:p>Zeilennummer 1047: "* 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047: "\\E7* Und das ist, ühm..^1.&amp;* irgendwie unnormal?/",</text:p>
          </table:table-cell>
          <table:table-cell table:number-columns-repeated="5"/>
          <table:table-cell office:value-type="string" calcext:value-type="string">
            <text:p>Zeilennummer 1047: "\\E7* And that's, um..^1.&amp;* Unusual, somehow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047: "* Warum sprechen wir nicht NACH den Kampf weiter?/%",</text:p>
          </table:table-cell>
          <table:table-cell table:number-columns-repeated="5"/>
          <table:table-cell office:value-type="string" calcext:value-type="string">
            <text:p>Zeilennummer 1047: "* Why don't we talk about this AFTER the battle?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047: "* großartig, Kris!&amp;* wir bekommen ~1 EXP&amp;und ~2 $!/%",</text:p>
          </table:table-cell>
          <table:table-cell table:number-columns-repeated="5"/>
          <table:table-cell office:value-type="string" calcext:value-type="string">
            <text:p>Zeilennummer 1047: "* Great job, Kris!&amp;* We earned ~1 EXP&amp;and ~2 D$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047: "* YAY!&amp;* Und wie viel bekomme ich?/",</text:p>
          </table:table-cell>
          <table:table-cell table:number-columns-repeated="5"/>
          <table:table-cell office:value-type="string" calcext:value-type="string">
            <text:p>Zeilennummer 1047: "* Sweet!&amp;* How much do I get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047: "* Du hast..^1. verloren^1, Lancer^1.&amp;* Du bekommst nichts./",</text:p>
          </table:table-cell>
          <table:table-cell table:number-columns-repeated="5"/>
          <table:table-cell office:value-type="string" calcext:value-type="string">
            <text:p>Zeilennummer 1047: "* You..^1. lost^1, Lancer^1.&amp;* You don't get any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047: "* Oh./",</text:p>
          </table:table-cell>
          <table:table-cell table:number-columns-repeated="5"/>
          <table:table-cell office:value-type="string" calcext:value-type="string">
            <text:p>Zeilennummer 1047: "* Oh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047: "\\E3* Kannst du mir was geben?/",</text:p>
          </table:table-cell>
          <table:table-cell table:number-columns-repeated="5"/>
          <table:table-cell office:value-type="string" calcext:value-type="string">
            <text:p>Zeilennummer 1047: "\\E3* Can I have some of yours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047: "* NEIN!/",</text:p>
          </table:table-cell>
          <table:table-cell table:number-columns-repeated="5"/>
          <table:table-cell office:value-type="string" calcext:value-type="string">
            <text:p>Zeilennummer 1047: "* No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047: "* Gut^1!&amp;* Man sieht sich, Losers!/%",</text:p>
          </table:table-cell>
          <table:table-cell table:number-columns-repeated="5"/>
          <table:table-cell office:value-type="string" calcext:value-type="string">
            <text:p>Zeilennummer 1047: "* Fine^1!&amp;* Later, losers!/%",</text:p>
          </table:table-cell>
          <table:table-cell table:number-columns-repeated="7"/>
        </table:table-row>
      </table:table>
      <table:table table:name="heartenemy" table:style-name="ta1">
        <table:table-column table:style-name="co1" table:number-columns-repeated="7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6"/>
          <table:table-cell office:value-type="string" calcext:value-type="string">
            <text:p>Englisch</text:p>
          </table:table-cell>
          <table:table-cell table:number-columns-repeated="6"/>
          <table:table-cell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Zeilennummer 992: "* Hathy lacht Liebevoll.",</text:p>
          </table:table-cell>
          <table:table-cell table:number-columns-repeated="7"/>
          <table:table-cell office:value-type="string" calcext:value-type="string">
            <text:p>Zeilennummer 992: "* Hathy smiled a darling smile.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992: "* Hathy flüstert Liebevoll.",</text:p>
          </table:table-cell>
          <table:table-cell table:number-columns-repeated="7"/>
          <table:table-cell office:value-type="string" calcext:value-type="string">
            <text:p>Zeilennummer 992: "* Hathy is whispering a lovely spell.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992: "* Hathy hat ein kleines Geheimnis.",</text:p>
          </table:table-cell>
          <table:table-cell table:number-columns-repeated="7"/>
          <table:table-cell office:value-type="string" calcext:value-type="string">
            <text:p>Zeilennummer 992: "* Hathy has a little secret.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992: "* riecht nach 'nem weichen Kuss.",</text:p>
          </table:table-cell>
          <table:table-cell table:number-columns-repeated="7"/>
          <table:table-cell office:value-type="string" calcext:value-type="string">
            <text:p>Zeilennummer 992: "* Smells like a soft kiss.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992: "* Du und Ralsei warnen Hathy vor Susie^1.&amp;* Der Feind passt nun auf./%",</text:p>
          </table:table-cell>
          <table:table-cell table:number-columns-repeated="7"/>
          <table:table-cell office:value-type="string" calcext:value-type="string">
            <text:p>Zeilennummer 992: "* You and Ralsei warned Hathy about Susie^1.&amp;* The enemy went on guard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992: "* Du und Ralsei warnen die Feinde vor Susie^1.&amp;* Die Feinde passen nun auf./%",</text:p>
          </table:table-cell>
          <table:table-cell table:number-columns-repeated="7"/>
          <table:table-cell office:value-type="string" calcext:value-type="string">
            <text:p>Zeilennummer 992: "* You and Ralsei <text:s/>warned the enemies about Susie^1.&amp;* Everyone went on guard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992: "(gewarnt)",</text:p>
          </table:table-cell>
          <table:table-cell table:number-columns-repeated="7"/>
          <table:table-cell office:value-type="string" calcext:value-type="string">
            <text:p>Zeilennummer 992: "(Warned)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992: "* Du befiehlst Susie freundlich mit den Feinden zureden!/",</text:p>
          </table:table-cell>
          <table:table-cell table:number-columns-repeated="7"/>
          <table:table-cell office:value-type="string" calcext:value-type="string">
            <text:p>Zeilennummer 992: "* You ordered Susie to flatter all the enemies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992: "* Ich kann nicht glauben, dass meine Gruppenmitglieder../",</text:p>
          </table:table-cell>
          <table:table-cell table:number-columns-repeated="7"/>
          <table:table-cell office:value-type="string" calcext:value-type="string">
            <text:p>Zeilennummer 992: "* Can't believe my bozo teammates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992: "\\E0* ... wiederkamen um EUCH zu sehen./%",</text:p>
          </table:table-cell>
          <table:table-cell table:number-columns-repeated="7"/>
          <table:table-cell office:value-type="string" calcext:value-type="string">
            <text:p>Zeilennummer 992: "\\E0* ... came back here just to see YOU guys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992: "\\E0* ... jemanden wie EUCH bekämpfen./%",</text:p>
          </table:table-cell>
          <table:table-cell table:number-columns-repeated="7"/>
          <table:table-cell office:value-type="string" calcext:value-type="string">
            <text:p>Zeilennummer 992: "\\E0* ... wanted to fight someone like YOU so much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992: "\\E0* ... an schwachlinge wie euch interessiert sind ./%",</text:p>
          </table:table-cell>
          <table:table-cell table:number-columns-repeated="7"/>
          <table:table-cell office:value-type="string" calcext:value-type="string">
            <text:p>Zeilennummer 992: "\\E0* ... have a THING for weaklings like you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992: "* HATHY - AP 7 VP 0&amp;* ''ich bin ein \\cYkleiner Kuss\\cW''./%",</text:p>
          </table:table-cell>
          <table:table-cell table:number-columns-repeated="7"/>
          <table:table-cell office:value-type="string" calcext:value-type="string">
            <text:p>Zeilennummer 992: "* HATHY - AT 7 DF 0&amp;* I am a \\cYlittle kiss\\cW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992: "* Du sagst Hathy, dass du ihre Tentakel cool findest^1.&amp;* Sie denkt drüber nach.../%",</text:p>
          </table:table-cell>
          <table:table-cell table:number-columns-repeated="7"/>
          <table:table-cell office:value-type="string" calcext:value-type="string">
            <text:p>Zeilennummer 992: "* You told Hathy it has cool tentacles^1.&amp;* It began to think about this..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992: "* Du nennst Hathy Liebste^1.&amp;* Sie denkt drüber nach.../%",</text:p>
          </table:table-cell>
          <table:table-cell table:number-columns-repeated="7"/>
          <table:table-cell office:value-type="string" calcext:value-type="string">
            <text:p>Zeilennummer 992: "* You called Hathy a sweetheart^1.&amp;* It began to think about this..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992: "* Du sagst Hathy^1, dass ihre Zähne,^1 wie Messer aussehen^1.&amp;* Sie denkt darüber nach.../%",</text:p>
          </table:table-cell>
          <table:table-cell table:number-columns-repeated="7"/>
          <table:table-cell office:value-type="string" calcext:value-type="string">
            <text:p>Zeilennummer 992: "* You told Hathy its teeth look like knives^1.&amp;* It began to think about this..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992: "* Du befiehlst Ralsei den Feind zu schmeicheln!/",</text:p>
          </table:table-cell>
          <table:table-cell table:number-columns-repeated="7"/>
          <table:table-cell office:value-type="string" calcext:value-type="string">
            <text:p>Zeilennummer 992: "* You ordered Ralsei to flatter all the enemies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992: "* Gerade hier^1, bin ich froh, dass ihr unsere Encounter seid./%",</text:p>
          </table:table-cell>
          <table:table-cell table:number-columns-repeated="7"/>
          <table:table-cell office:value-type="string" calcext:value-type="string">
            <text:p>Zeilennummer 992: "* Out of anyone^1, I'm glad we randomly encountered all of you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992: "* Ich mache nachher Tee..^1.&amp;* Ühm^1, wollt ihr auch welchen?/%",</text:p>
          </table:table-cell>
          <table:table-cell table:number-columns-repeated="7"/>
          <table:table-cell office:value-type="string" calcext:value-type="string">
            <text:p>Zeilennummer 992: "* I'm making tea later..^1.&amp;* Umm^1, would you like any?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992: "* Wir brauchen keine EXP^1.&amp;* Euch zu begegnen ist schon Preis genug./%",</text:p>
          </table:table-cell>
          <table:table-cell table:number-columns-repeated="7"/>
          <table:table-cell office:value-type="string" calcext:value-type="string">
            <text:p>Zeilennummer 992: "* We don't need EXP^1.&amp;* Just encountering your smile is reward enough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992: "* Hathys Herz schlägt langsam.",</text:p>
          </table:table-cell>
          <table:table-cell table:number-columns-repeated="7"/>
          <table:table-cell office:value-type="string" calcext:value-type="string">
            <text:p>Zeilennummer 992: "* Hathy's beat slows.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992: "* Hathys schläge stottern.",</text:p>
          </table:table-cell>
          <table:table-cell table:number-columns-repeated="7"/>
          <table:table-cell office:value-type="string" calcext:value-type="string">
            <text:p>Zeilennummer 992: "* Hathy's beat seems to stutter.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992: "* Hathys Herz überspringen schläge.",</text:p>
          </table:table-cell>
          <table:table-cell table:number-columns-repeated="7"/>
          <table:table-cell office:value-type="string" calcext:value-type="string">
            <text:p>Zeilennummer 992: "* Hathy is skipping beats.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992: "* Wo hast du das her^1?&amp;* Heh heh heh heh./",</text:p>
          </table:table-cell>
          <table:table-cell table:number-columns-repeated="7"/>
          <table:table-cell office:value-type="string" calcext:value-type="string">
            <text:p>Zeilennummer 992: "* Where'd you get it^1?&amp;* Heh heh heh heh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992: "* (Ühm^1, Kris^1, vielleicht sollte Susie nicht mehr \\cYACT\\en...)/%",</text:p>
          </table:table-cell>
          <table:table-cell table:number-columns-repeated="7"/>
          <table:table-cell office:value-type="string" calcext:value-type="string">
            <text:p>Zeilennummer 992: "* (Umm^1, Kris^1, maybe Susie shouldn't ACT anymore...)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992: "\\E7* H-hey^1, was geht!?/",</text:p>
          </table:table-cell>
          <table:table-cell table:number-columns-repeated="7"/>
          <table:table-cell office:value-type="string" calcext:value-type="string">
            <text:p>Zeilennummer 992: "\\E7* H-hey^1, what gives!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992: "* (Wow^1, das wahr nah fran^1, Kris...)/",</text:p>
          </table:table-cell>
          <table:table-cell table:number-columns-repeated="7"/>
          <table:table-cell office:value-type="string" calcext:value-type="string">
            <text:p>Zeilennummer 992: "* (Wow^1, that was close^1, Kris...)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992: "* (vielleicht sollte Susie nicht mehr \\cYACT\\en...)/%",</text:p>
          </table:table-cell>
          <table:table-cell table:number-columns-repeated="7"/>
          <table:table-cell office:value-type="string" calcext:value-type="string">
            <text:p>Zeilennummer 992: "* (Maybe Susie shouldn't ACT anymore...)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992: "(Müde)",</text:p>
          </table:table-cell>
          <table:table-cell table:number-columns-repeated="7"/>
          <table:table-cell office:value-type="string" calcext:value-type="string">
            <text:p>Zeilennummer 992: "(Tired)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992: "* Hathys Herz schlagt laut.",</text:p>
          </table:table-cell>
          <table:table-cell table:number-columns-repeated="7"/>
          <table:table-cell office:value-type="string" calcext:value-type="string">
            <text:p>Zeilennummer 992: "* Hathy's body beats audibly.",</text:p>
          </table:table-cell>
          <table:table-cell table:number-columns-repeated="7"/>
        </table:table-row>
      </table:table>
      <table:table table:name="headhathy" table:style-name="ta1"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7"/>
          <table:table-cell office:value-type="string" calcext:value-type="string">
            <text:p>Englisch</text:p>
          </table:table-cell>
          <table:table-cell table:number-columns-repeated="6"/>
          <table:table-cell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Zeilennummer 5171: "* Fürstin Hathys bewegt sich leise.",</text:p>
          </table:table-cell>
          <table:table-cell table:number-columns-repeated="7"/>
          <table:table-cell office:value-type="string" calcext:value-type="string">
            <text:p>Zeilennummer 5171: "* Head Hathy's body moves silently.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5171: "* Fürstin Hathy zeigt keine Emotionen.",</text:p>
          </table:table-cell>
          <table:table-cell table:number-columns-repeated="7"/>
          <table:table-cell office:value-type="string" calcext:value-type="string">
            <text:p>Zeilennummer 5171: "* Head Hathy showed no emotion at all.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5171: "* Fürstin Hathy flüstert etwas unhörbares.",</text:p>
          </table:table-cell>
          <table:table-cell table:number-columns-repeated="7"/>
          <table:table-cell office:value-type="string" calcext:value-type="string">
            <text:p>Zeilennummer 5171: "* Head Hathy whispered something unhearable.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5171: "* Fürstin Hathys Verstand ist ein Geheimnis.",</text:p>
          </table:table-cell>
          <table:table-cell table:number-columns-repeated="7"/>
          <table:table-cell office:value-type="string" calcext:value-type="string">
            <text:p>Zeilennummer 5171: "* Head Hathy's mind is an enigma.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5171: "* Riecht nach 'nem einsamen Kuss.",</text:p>
          </table:table-cell>
          <table:table-cell table:number-columns-repeated="7"/>
          <table:table-cell office:value-type="string" calcext:value-type="string">
            <text:p>Zeilennummer 5171: "* Smells like a lonely kiss.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5171: "* Fürstin Hathys Schlag verlangsamt sich.",</text:p>
          </table:table-cell>
          <table:table-cell table:number-columns-repeated="7"/>
          <table:table-cell office:value-type="string" calcext:value-type="string">
            <text:p>Zeilennummer 5171: "* Head Hathy's beat slows.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5171: "* Fürstin Hathys Schlag scheint zu stottern.",</text:p>
          </table:table-cell>
          <table:table-cell table:number-columns-repeated="7"/>
          <table:table-cell office:value-type="string" calcext:value-type="string">
            <text:p>Zeilennummer 5171: "* Head Hathy's beat seems to stutter.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5171: "* Fürstin Hathy überspringt immer wieder einen Schlag.",</text:p>
          </table:table-cell>
          <table:table-cell table:number-columns-repeated="7"/>
          <table:table-cell office:value-type="string" calcext:value-type="string">
            <text:p>Zeilennummer 5171: "* Head Hathy is skipping beats.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5171: "* FÜRSTIN HATHY - AT 8 VT 0&amp;* Lernte ihre Gefühle zu verstecken..^1. ist das komisch?/%",</text:p>
          </table:table-cell>
          <table:table-cell table:number-columns-repeated="7"/>
          <table:table-cell office:value-type="string" calcext:value-type="string">
            <text:p>Zeilennummer 5171: "* HEAD HATHY - AT 8 DF 0&amp;* It learned to hide its feelings..^1. is that strength?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5171: "* Du flirtest mit Fürstin Hathy^1.&amp;* Es war sehr effektiv./%",</text:p>
          </table:table-cell>
          <table:table-cell table:number-columns-repeated="7"/>
          <table:table-cell office:value-type="string" calcext:value-type="string">
            <text:p>Zeilennummer 5171: "* You flirted with Head Hathy^1.&amp;* It was highly effective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5171: "* Du befiehlst SUSIE mit dem Feind zu flirten!/",</text:p>
          </table:table-cell>
          <table:table-cell table:number-columns-repeated="7"/>
          <table:table-cell office:value-type="string" calcext:value-type="string">
            <text:p>Zeilennummer 5171: "* You ordered SUSIE to flirt with the enemy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5171: "* .../",</text:p>
          </table:table-cell>
          <table:table-cell table:number-columns-repeated="7"/>
          <table:table-cell office:value-type="string" calcext:value-type="string">
            <text:p>Zeilennummer 5171: "* ..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5171: "\\E1* Uuuuunnnnnnd neh./",</text:p>
          </table:table-cell>
          <table:table-cell table:number-columns-repeated="7"/>
          <table:table-cell office:value-type="string" calcext:value-type="string">
            <text:p>Zeilennummer 5171: "\\E1* Annnnnnnnnd hell no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5171: "* Aww^1, Susie^1, es ist OK wenn du nicht weißt wie!/",</text:p>
          </table:table-cell>
          <table:table-cell table:number-columns-repeated="7"/>
          <table:table-cell office:value-type="string" calcext:value-type="string">
            <text:p>Zeilennummer 5171: "* Aww^1, Susie^1, it's OK if you don't know how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5171: "* Was^1? Klappe^1, Das ist kein Problem!/",</text:p>
          </table:table-cell>
          <table:table-cell table:number-columns-repeated="7"/>
          <table:table-cell office:value-type="string" calcext:value-type="string">
            <text:p>Zeilennummer 5171: "* What^1? Shut up^1, that's not the problem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5171: "* ... Sicher?/",</text:p>
          </table:table-cell>
          <table:table-cell table:number-columns-repeated="7"/>
          <table:table-cell office:value-type="string" calcext:value-type="string">
            <text:p>Zeilennummer 5171: "* ... Are you sure?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5171: "* OK^1, SCHAU^1! ich zeigs euch! Schaut her!/",</text:p>
          </table:table-cell>
          <table:table-cell table:number-columns-repeated="7"/>
          <table:table-cell office:value-type="string" calcext:value-type="string">
            <text:p>Zeilennummer 5171: "* Alright^1, LOOK^1, wise guy! I'll show you! Watch this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5171: "\\E0* ÜHM./%",</text:p>
          </table:table-cell>
          <table:table-cell table:number-columns-repeated="7"/>
          <table:table-cell office:value-type="string" calcext:value-type="string">
            <text:p>Zeilennummer 5171: "\\E0* AHEM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5171: "* Du befiehlst SUSIE mit dem Feind zu flirten!/",</text:p>
          </table:table-cell>
          <table:table-cell table:number-columns-repeated="7"/>
          <table:table-cell office:value-type="string" calcext:value-type="string">
            <text:p>Zeilennummer 5171: "* You ordered SUSIE to flirt with the enemy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5171: "* Verdammt nein^1. Lass es mal Ralsei versuchen./",</text:p>
          </table:table-cell>
          <table:table-cell table:number-columns-repeated="7"/>
          <table:table-cell office:value-type="string" calcext:value-type="string">
            <text:p>Zeilennummer 5171: "* Hell nah^1. Let's see Ralsei do it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5171: "* Ich schätze^1, das bringt wohl nichts...!/",</text:p>
          </table:table-cell>
          <table:table-cell table:number-columns-repeated="7"/>
          <table:table-cell office:value-type="string" calcext:value-type="string">
            <text:p>Zeilennummer 5171: "* I suppose if it can't be helped...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5171: "\\E0* Hathy^1, deine Pracht kommt einfach... nicht von dieser Welt./",</text:p>
          </table:table-cell>
          <table:table-cell table:number-columns-repeated="7"/>
          <table:table-cell office:value-type="string" calcext:value-type="string">
            <text:p>Zeilennummer 5171: "\\E0* Hathy^1, your beauty is just... transcendent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5171: "\\E8* Dein Haar ist wie ein Wasserfall der.../",</text:p>
          </table:table-cell>
          <table:table-cell table:number-columns-repeated="7"/>
          <table:table-cell office:value-type="string" calcext:value-type="string">
            <text:p>Zeilennummer 5171: "\\E8* Your hair is like a waterfall of..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5171: "\\E1* ... warte^1, um^1, habt ihr Haare^1, oder.../%",</text:p>
          </table:table-cell>
          <table:table-cell table:number-columns-repeated="7"/>
          <table:table-cell office:value-type="string" calcext:value-type="string">
            <text:p>Zeilennummer 5171: "\\E1* ... wait^1, um^1, do you have hair^1, or..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5171: "* Du befiehlst SUSIE mit dem Feind zu flirten!/",</text:p>
          </table:table-cell>
          <table:table-cell table:number-columns-repeated="7"/>
          <table:table-cell office:value-type="string" calcext:value-type="string">
            <text:p>Zeilennummer 5171: "* You ordered SUSIE to flirt with the enemy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5171: "* Oh mein gott^1, Kris!!^1! ich kanns nicht!^1! Machs selber!!/%",</text:p>
          </table:table-cell>
          <table:table-cell table:number-columns-repeated="7"/>
          <table:table-cell office:value-type="string" calcext:value-type="string">
            <text:p>Zeilennummer 5171: "* Oh my god^1, Kris!!^1! I can't!^1! Do it yourself!!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5171: "* Du flirtest mit dem Feind^1. Es klappt^1! (Susie hat nicht geholfen.)/%",</text:p>
          </table:table-cell>
          <table:table-cell table:number-columns-repeated="7"/>
          <table:table-cell office:value-type="string" calcext:value-type="string">
            <text:p>Zeilennummer 5171: "* You flirted with the enemies^1. It worked^1! (Susie did not help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5171: "* Also^1, uh.../",</text:p>
          </table:table-cell>
          <table:table-cell table:number-columns-repeated="7"/>
          <table:table-cell office:value-type="string" calcext:value-type="string">
            <text:p>Zeilennummer 5171: "* So^1, uh..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5171: "* Kommst du öfters vorbei..^1.? Grr?/%",</text:p>
          </table:table-cell>
          <table:table-cell table:number-columns-repeated="7"/>
          <table:table-cell office:value-type="string" calcext:value-type="string">
            <text:p>Zeilennummer 5171: "* Come here..^1. often?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5171: "* (Fürstin Hathy fühlt sich komisch und geht...)/",</text:p>
          </table:table-cell>
          <table:table-cell table:number-columns-repeated="7"/>
          <table:table-cell office:value-type="string" calcext:value-type="string">
            <text:p>Zeilennummer 5171: "* (Head Hathy felt awkward and left...)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5171: "* HEY^1, KOMM HER UND LASS MICH MIT DIR FLIRTEN!!!/%",</text:p>
          </table:table-cell>
          <table:table-cell table:number-columns-repeated="7"/>
          <table:table-cell office:value-type="string" calcext:value-type="string">
            <text:p>Zeilennummer 5171: "* HEY^1, GET BACK HERE AND LET ME FLIRT WITH YOU!!!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5171: "* (Fürstin Hathy fühlt sich komisch und geht...)/",</text:p>
          </table:table-cell>
          <table:table-cell table:number-columns-repeated="7"/>
          <table:table-cell office:value-type="string" calcext:value-type="string">
            <text:p>Zeilennummer 5171: "* (Head Hathy felt awkward and left...)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5171: "* Oh^1, oh liebe^1! Warte!!/",</text:p>
          </table:table-cell>
          <table:table-cell table:number-columns-repeated="7"/>
          <table:table-cell office:value-type="string" calcext:value-type="string">
            <text:p>Zeilennummer 5171: "* Oh^1, oh dear^1! Wait!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5171: "* Nicht einfach^1, neh!?/%",</text:p>
          </table:table-cell>
          <table:table-cell table:number-columns-repeated="7"/>
          <table:table-cell office:value-type="string" calcext:value-type="string">
            <text:p>Zeilennummer 5171: "* Not so easy^1, huh!?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5171: "* Du sagst süße Sätze. Die Feinde wickeln sich in ihnen ein!/%",</text:p>
          </table:table-cell>
          <table:table-cell table:number-columns-repeated="7"/>
          <table:table-cell office:value-type="string" calcext:value-type="string">
            <text:p>Zeilennummer 5171: "* You said some sweet lines. The enemies were deeply enamored!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5171: "(Müde)",</text:p>
          </table:table-cell>
          <table:table-cell table:number-columns-repeated="7"/>
          <table:table-cell office:value-type="string" calcext:value-type="string">
            <text:p>Zeilennummer 5171: "(Tired)",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8T20:49:29.610000000</meta:creation-date>
    <dc:date>2023-06-18T20:53:11.652000000</dc:date>
    <meta:editing-duration>PT3M40S</meta:editing-duration>
    <meta:editing-cycles>3</meta:editing-cycles>
    <meta:generator>LibreOffice/7.4.3.2$Windows_X86_64 LibreOffice_project/1048a8393ae2eeec98dff31b5c133c5f1d08b890</meta:generator>
    <meta:document-statistic meta:table-count="3" meta:cell-count="189" meta:object-count="0"/>
  </office:meta>
</office:document-meta>
</file>